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146cm" table:align="left"/>
    </style:style>
    <style:style style:name="Tabla1.A" style:family="table-column">
      <style:table-column-properties style:column-width="5.158cm"/>
    </style:style>
    <style:style style:name="Tabla1.B" style:family="table-column">
      <style:table-column-properties style:column-width="6.98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418cm" table:align="left"/>
    </style:style>
    <style:style style:name="Tabla2.A" style:family="table-column">
      <style:table-column-properties style:column-width="1.461cm"/>
    </style:style>
    <style:style style:name="Tabla2.B" style:family="table-column">
      <style:table-column-properties style:column-width="13.95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3">
      <style:paragraph-properties fo:margin-left="0cm" fo:margin-right="0cm" fo:text-indent="0cm" style:auto-text-indent="fals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text-indent="0cm" style:auto-text-indent="false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5">
      <style:paragraph-properties fo:margin-left="0cm" fo:margin-right="0cm" fo:text-indent="0cm" style:auto-text-indent="false"/>
    </style:style>
    <style:style style:name="P37" style:family="paragraph" style:parent-style-name="Text_20_body" style:list-style-name="L16">
      <style:paragraph-properties fo:margin-left="0cm" fo:margin-right="0cm" fo:text-indent="0cm" style:auto-text-indent="false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7">
      <style:paragraph-properties fo:margin-left="0cm" fo:margin-right="0cm" fo:text-indent="0cm" style:auto-text-indent="fals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8">
      <style:paragraph-properties fo:margin-left="0cm" fo:margin-right="0cm" fo:text-indent="0cm" style:auto-text-indent="fals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9">
      <style:paragraph-properties fo:margin-left="0cm" fo:margin-right="0cm" fo:text-indent="0cm" style:auto-text-indent="false"/>
    </style:style>
    <style:style style:name="P45" style:family="paragraph" style:parent-style-name="Text_20_body" style:list-style-name="L20">
      <style:paragraph-properties fo:margin-left="0cm" fo:margin-right="0cm" fo:text-indent="0cm" style:auto-text-indent="false"/>
    </style:style>
    <style:style style:name="P46" style:family="paragraph" style:parent-style-name="Text_20_body" style:list-style-name="L21">
      <style:paragraph-properties fo:margin-left="0cm" fo:margin-right="0cm" fo:text-indent="0cm" style:auto-text-indent="false"/>
    </style:style>
    <style:style style:name="P47" style:family="paragraph" style:parent-style-name="Text_20_body" style:list-style-name="L22">
      <style:paragraph-properties fo:margin-left="0cm" fo:margin-right="0cm" fo:text-indent="0cm" style:auto-text-indent="false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response-content-container">
        <text:h text:style-name="Heading_20_2" text:outline-level="2"><text:span text:style-name="Strong_20_Emphasis">📁 4.4 - Tu Computadora en la Red</text:span></text:h>
        <text:h text:style-name="P5" text:outline-level="3">Objetivo LPIC</text:h>
        <text:p text:style-name="P16">Este tema forma parte del <text:span text:style-name="Strong_20_Emphasis">Objetivo 4.4 </text:span>del <text:span text:style-name="Strong_20_Emphasis">LPIC-1: Linux Essentials Certificate (Examen 010) </text:span>, que busca que el estudiante comprenda cómo se conecta una computadora a una red y cómo interactúa con ella desde un sistema Linux.</text:p>
        <text:p text:style-name="Horizontal_20_Line"/>
        <text:h text:style-name="P4" text:outline-level="2">🧠 <text:span text:style-name="Strong_20_Emphasis">Descripción General</text:span></text:h>
        <text:p text:style-name="P16">En este apartado aprenderás cómo tu computadora se conecta y comunica dentro de una red, ya sea local o a través de Internet. Se cubren conceptos como direcciones IP, puertos, protocolos básicos, herramientas de red en Linux, y cómo verificar y solucionar problemas de conectividad.</text:p>
        <text:p text:style-name="Horizontal_20_Line"/>
        <text:h text:style-name="P4" text:outline-level="2">🔍 <text:span text:style-name="Strong_20_Emphasis">Temas Principales</text:span></text:h>
        <text:h text:style-name="P5" text:outline-level="3">1. <text:span text:style-name="Strong_20_Emphasis">Conceptos Básicos de Redes</text:span></text:h>
        <text:list text:style-name="L16">
          <text:list-item>
            <text:p text:style-name="P37"><text:span text:style-name="Strong_20_Emphasis">IP (Internet Protocol) </text:span>: Sistema de direcciones que identifica dispositivos en una red.</text:p>
            <text:list>
              <text:list-item>
                <text:p text:style-name="P38">IPv4: Dirección de 32 bits (ej.: <text:span text:style-name="Source_20_Text">192.168.1.1</text:span>)</text:p>
              </text:list-item>
              <text:list-item>
                <text:p text:style-name="P38">IPv6: Dirección de 128 bits (ej.: <text:span text:style-name="Source_20_Text">2001:0db8::1</text:span>)</text:p>
              </text:list-item>
            </text:list>
          </text:list-item>
          <text:list-item>
            <text:p text:style-name="P37"><text:span text:style-name="Strong_20_Emphasis">Puertos </text:span>: Números que identifican servicios específicos (ej.: puerto 80 para HTTP).</text:p>
          </text:list-item>
          <text:list-item>
            <text:p text:style-name="P37"><text:span text:style-name="Strong_20_Emphasis">Protocolos Comunes </text:span>:</text:p>
            <text:list>
              <text:list-item>
                <text:p text:style-name="P38"><text:span text:style-name="Strong_20_Emphasis">TCP </text:span>: Protocolo confiable orientado a conexión.</text:p>
              </text:list-item>
              <text:list-item>
                <text:p text:style-name="P38"><text:span text:style-name="Strong_20_Emphasis">UDP </text:span>: Más rápido pero sin garantía de entrega.</text:p>
              </text:list-item>
              <text:list-item>
                <text:p text:style-name="P38"><text:span text:style-name="Strong_20_Emphasis">HTTP/HTTPS </text:span>: Para navegación web.</text:p>
              </text:list-item>
              <text:list-item>
                <text:p text:style-name="P38"><text:span text:style-name="Strong_20_Emphasis">FTP/SFTP </text:span>: Transferencia de archivos.</text:p>
              </text:list-item>
              <text:list-item>
                <text:p text:style-name="P37"><text:span text:style-name="Strong_20_Emphasis">DNS </text:span>: Traduce nombres de dominio a IPs.</text:p>
              </text:list-item>
            </text:list>
          </text:list-item>
        </text:list>
        <text:p text:style-name="P16">🔗 <text:a xlink:type="simple" xlink:href="https://es.wikipedia.org/wiki/Modelo_OSI" office:target-frame-name="_blank" xlink:show="new" text:style-name="Internet_20_link" text:visited-style-name="Visited_20_Internet_20_Link">Wikipedia - Modelo OSI</text:a><text:line-break/>🔗 <text:a xlink:type="simple" xlink:href="https://es.wikipedia.org/wiki/TCP/IP" office:target-frame-name="_blank" xlink:show="new" text:style-name="Internet_20_link" text:visited-style-name="Visited_20_Internet_20_Link">Wikipedia - TCP/IP</text:a></text:p>
        <text:p text:style-name="Horizontal_20_Line"/>
        <text:h text:style-name="P5" text:outline-level="3">2. <text:span text:style-name="Strong_20_Emphasis">Interfaces de Red en Linux</text:span></text:h>
        <text:p text:style-name="P16">Una interfaz de red es la conexión lógica entre tu máquina y la red. En Linux, puedes verlas con comandos como:</text:p>
        <text:p text:style-name="P17"/>
        <text:section text:style-name="Sect1" text:name="code-textarea-fd2ad099-1639-460f-9a20-6c8b1b459e95-22">
          <text:p text:style-name="P17"><text:soft-page-break/>ip link show # Muestra todas las interfaces</text:p>
          <text:p text:style-name="P17">ifconfig # (Obsoleto en algunas distros, pero aún usado)</text:p>
        </text:section>
        <text:section text:style-name="Sect1" text:name="plt-canvas-fd2ad099-1639-460f-9a20-6c8b1b459e95-22">
          <text:p text:style-name="P17"/>
        </text:section>
        <text:p text:style-name="P16">Ejemplos comunes de interfaces:</text:p>
        <text:list text:style-name="L17">
          <text:list-item>
            <text:p text:style-name="P39"><text:span text:style-name="Source_20_Text">lo</text:span>: Loopback (localhost)</text:p>
          </text:list-item>
          <text:list-item>
            <text:p text:style-name="P39"><text:span text:style-name="Source_20_Text">eth0</text:span>, <text:span text:style-name="Source_20_Text">ens33</text:span>: Ethernet</text:p>
          </text:list-item>
          <text:list-item>
            <text:p text:style-name="P39"><text:span text:style-name="Source_20_Text">wlan0</text:span>: WiFi</text:p>
          </text:list-item>
          <text:list-item>
            <text:p text:style-name="P40"><text:span text:style-name="Source_20_Text">docker0</text:span>: Virtualización</text:p>
          </text:list-item>
        </text:list>
        <text:p text:style-name="P16">🔗 <text:a xlink:type="simple" xlink:href="https://wiki.archlinux.org/title/Network_configuration" office:target-frame-name="_blank" xlink:show="new" text:style-name="Internet_20_link" text:visited-style-name="Visited_20_Internet_20_Link">ArchWiki - Network configuration</text:a></text:p>
        <text:p text:style-name="Horizontal_20_Line"/>
        <text:h text:style-name="P5" text:outline-level="3">3. <text:span text:style-name="Strong_20_Emphasis">Direcciones IP Estáticas vs Dinámicas</text:span></text:h>
        <text:list text:style-name="L18">
          <text:list-item>
            <text:p text:style-name="P41"><text:span text:style-name="Strong_20_Emphasis">DHCP (Dynamic Host Configuration Protocol) </text:span>: Asigna automáticamente direcciones IP.</text:p>
          </text:list-item>
          <text:list-item>
            <text:p text:style-name="P42"><text:span text:style-name="Strong_20_Emphasis">IP estática </text:span>: Configurada manualmente en el sistema.</text:p>
          </text:list-item>
        </text:list>
        <text:p text:style-name="P16">Ejemplo básico de configuración en <text:span text:style-name="Source_20_Text">/etc/network/interfaces</text:span> (Debian/Ubuntu):</text:p>
        <text:p text:style-name="P17"/>
        <text:section text:style-name="Sect1" text:name="code-textarea-fd2ad099-1639-460f-9a20-6c8b1b459e95-35">
          <text:p text:style-name="P17">auto eth0</text:p>
          <text:p text:style-name="P17">iface eth0 inet static</text:p>
          <text:p text:style-name="P17">address 192.168.1.100</text:p>
          <text:p text:style-name="P17">netmask 255.255.255.0</text:p>
          <text:p text:style-name="P17">gateway 192.168.1.1</text:p>
          <text:p text:style-name="P17">dns-nameservers 8.8.8.8</text:p>
        </text:section>
        <text:section text:style-name="Sect1" text:name="plt-canvas-fd2ad099-1639-460f-9a20-6c8b1b459e95-35">
          <text:p text:style-name="P17"/>
        </text:section>
        <text:p text:style-name="P16">🔗 <text:a xlink:type="simple" xlink:href="https://ubuntu.com/server/docs/network-configuration" office:target-frame-name="_blank" xlink:show="new" text:style-name="Internet_20_link" text:visited-style-name="Visited_20_Internet_20_Link">How to Set Static IP in Ubuntu</text:a></text:p>
        <text:p text:style-name="Horizontal_20_Line"/>
        <text:h text:style-name="P5" text:outline-level="3">4. <text:span text:style-name="Strong_20_Emphasis">Comandos de Red en Linux</text:span></text:h>
        <table:table table:name="Tabla1" table:style-name="Tabla1">
          <table:table-column table:style-name="Tabla1.A"/>
          <table:table-column table:style-name="Tabla1.B"/>
          <table:table-header-rows>
            <table:table-row>
              <table:table-cell table:style-name="Tabla1.A1" office:value-type="string">
                <text:p text:style-name="P9">Comando</text:p>
              </table:table-cell>
              <table:table-cell table:style-name="Tabla1.A1" office:value-type="string">
                <text:p text:style-name="P9">Función</text:p>
              </table:table-cell>
            </table:table-row>
          </table:table-header-rows>
          <table:table-row>
            <table:table-cell table:style-name="Tabla1.A1" office:value-type="string">
              <text:p text:style-name="P8"><text:span text:style-name="Source_20_Text">ping</text:span></text:p>
            </table:table-cell>
            <table:table-cell table:style-name="Tabla1.A1" office:value-type="string">
              <text:p text:style-name="P8">Verifica conectividad básica</text:p>
            </table:table-cell>
          </table:table-row>
          <table:table-row>
            <table:table-cell table:style-name="Tabla1.A1" office:value-type="string">
              <text:p text:style-name="P8"><text:span text:style-name="Source_20_Text">traceroute</text:span>/<text:span text:style-name="Source_20_Text">tracepath</text:span></text:p>
            </table:table-cell>
            <table:table-cell table:style-name="Tabla1.A1" office:value-type="string">
              <text:p text:style-name="P8">Muestra la ruta hacia un destino</text:p>
            </table:table-cell>
          </table:table-row>
          <table:table-row>
            <table:table-cell table:style-name="Tabla1.A1" office:value-type="string">
              <text:p text:style-name="P8"><text:span text:style-name="Source_20_Text">nslookup</text:span>/<text:span text:style-name="Source_20_Text">dig</text:span></text:p>
            </table:table-cell>
            <table:table-cell table:style-name="Tabla1.A1" office:value-type="string">
              <text:p text:style-name="P8">Consulta DNS</text:p>
            </table:table-cell>
          </table:table-row>
          <table:table-row>
            <table:table-cell table:style-name="Tabla1.A1" office:value-type="string">
              <text:p text:style-name="P8"><text:span text:style-name="Source_20_Text">hostname</text:span></text:p>
            </table:table-cell>
            <table:table-cell table:style-name="Tabla1.A1" office:value-type="string">
              <text:p text:style-name="P8">Muestra o cambia el nombre del equipo</text:p>
            </table:table-cell>
          </table:table-row>
          <table:table-row>
            <table:table-cell table:style-name="Tabla1.A1" office:value-type="string">
              <text:p text:style-name="P8"><text:span text:style-name="Source_20_Text">arp</text:span></text:p>
            </table:table-cell>
            <table:table-cell table:style-name="Tabla1.A1" office:value-type="string">
              <text:p text:style-name="P8">Tabla de direcciones MAC</text:p>
            </table:table-cell>
          </table:table-row>
          <table:table-row>
            <table:table-cell table:style-name="Tabla1.A1" office:value-type="string">
              <text:p text:style-name="P8"><text:span text:style-name="Source_20_Text">netstat</text:span>/<text:span text:style-name="Source_20_Text">ss</text:span></text:p>
            </table:table-cell>
            <table:table-cell table:style-name="Tabla1.A1" office:value-type="string">
              <text:p text:style-name="P8">Muestra conexiones activas</text:p>
            </table:table-cell>
          </table:table-row>
          <table:table-row>
            <table:table-cell table:style-name="Tabla1.A1" office:value-type="string">
              <text:p text:style-name="P8"><text:span text:style-name="Source_20_Text">nmap</text:span></text:p>
            </table:table-cell>
            <table:table-cell table:style-name="Tabla1.A1" office:value-type="string">
              <text:p text:style-name="P8">Escaneo de puertos (avanzado)</text:p>
            </table:table-cell>
          </table:table-row>
        </table:table>
        <text:h text:style-name="P6" text:outline-level="4">Ejemplos:</text:h>
        <text:p text:style-name="P17"/>
        <text:section text:style-name="Sect1" text:name="code-textarea-fd2ad099-1639-460f-9a20-6c8b1b459e95-43">
          <text:p text:style-name="P17">ping google.com # Prueba conexión</text:p>
          <text:p text:style-name="P17"><text:soft-page-break/>traceroute example.com # Ruta de paquetes</text:p>
          <text:p text:style-name="P17">dig google.com # Resolución DNS</text:p>
          <text:p text:style-name="P17">ss -tulnp # Mostrar puertos abiertos</text:p>
        </text:section>
        <text:section text:style-name="Sect1" text:name="plt-canvas-fd2ad099-1639-460f-9a20-6c8b1b459e95-43">
          <text:p text:style-name="P17"/>
        </text:section>
        <text:p text:style-name="P16">🔗 <text:a xlink:type="simple" xlink:href="https://www.tecmint.com/linux-networking-commands/" office:target-frame-name="_blank" xlink:show="new" text:style-name="Internet_20_link" text:visited-style-name="Visited_20_Internet_20_Link">Linux Networking Commands Cheatsheet</text:a><text:line-break/>🔗 <text:a xlink:type="simple" xlink:href="https://www.linuxtechi.com/ss-command-vs-netstat-linux/" office:target-frame-name="_blank" xlink:show="new" text:style-name="Internet_20_link" text:visited-style-name="Visited_20_Internet_20_Link">Netstat vs ss Command</text:a></text:p>
        <text:p text:style-name="Horizontal_20_Line"/>
        <text:h text:style-name="P5" text:outline-level="3">5. <text:span text:style-name="Strong_20_Emphasis">Firewalls Básicos en Linux</text:span></text:h>
        <text:p text:style-name="P16">El firewall controla el tráfico entrante y saliente. Herramientas comunes:</text:p>
        <text:list text:style-name="L19">
          <text:list-item>
            <text:p text:style-name="P43"><text:span text:style-name="Strong_20_Emphasis">iptables </text:span>: Clásico, potente pero complejo.</text:p>
          </text:list-item>
          <text:list-item>
            <text:p text:style-name="P44"><text:span text:style-name="Strong_20_Emphasis">ufw (Uncomplicated Firewall) </text:span>: Interfaz simple para administrar iptables.</text:p>
          </text:list-item>
        </text:list>
        <text:p text:style-name="P16">Ejemplos:</text:p>
        <text:p text:style-name="P17"/>
        <text:section text:style-name="Sect1" text:name="code-textarea-fd2ad099-1639-460f-9a20-6c8b1b459e95-55">
          <text:p text:style-name="P17">sudo ufw status # Ver estado del firewall</text:p>
          <text:p text:style-name="P17">sudo ufw allow 22/tcp # Permitir SSH</text:p>
          <text:p text:style-name="P17">sudo ufw enable # Activar el firewall</text:p>
        </text:section>
        <text:section text:style-name="Sect1" text:name="plt-canvas-fd2ad099-1639-460f-9a20-6c8b1b459e95-55">
          <text:p text:style-name="P17"/>
        </text:section>
        <text:p text:style-name="P16">🔗 <text:a xlink:type="simple" xlink:href="https://help.ubuntu.com/community/UFW" office:target-frame-name="_blank" xlink:show="new" text:style-name="Internet_20_link" text:visited-style-name="Visited_20_Internet_20_Link">UFW Guide - Ubuntu Documentation</text:a></text:p>
        <text:p text:style-name="Horizontal_20_Line"/>
        <text:h text:style-name="P5" text:outline-level="3">6. <text:span text:style-name="Strong_20_Emphasis">Acceso Remoto Seguro</text:span></text:h>
        <text:list text:style-name="L20">
          <text:list-item>
            <text:p text:style-name="P45"><text:span text:style-name="Strong_20_Emphasis">SSH (Secure Shell) </text:span>: Acceso seguro a servidores remotos.</text:p>
          </text:list-item>
        </text:list>
        <text:p text:style-name="P17">bash</text:p>
        <text:section text:style-name="Sect1" text:name="code-textarea-fd2ad099-1639-460f-9a20-6c8b1b459e95-63">
          <text:p text:style-name="P17">1</text:p>
          <text:p text:style-name="P17">ssh user@remote_host</text:p>
        </text:section>
        <text:section text:style-name="Sect1" text:name="plt-canvas-fd2ad099-1639-460f-9a20-6c8b1b459e95-63">
          <text:p text:style-name="P17"/>
        </text:section>
        <text:list text:style-name="L21">
          <text:list-item>
            <text:p text:style-name="P46"><text:span text:style-name="Strong_20_Emphasis">scp / rsync </text:span>: Copiar archivos de forma segura entre máquinas.</text:p>
          </text:list-item>
        </text:list>
        <text:p text:style-name="P16">🔗 <text:a xlink:type="simple" xlink:href="https://www.openssh.com/manual.html" office:target-frame-name="_blank" xlink:show="new" text:style-name="Internet_20_link" text:visited-style-name="Visited_20_Internet_20_Link">OpenSSH Manual</text:a><text:line-break/>🔗 <text:a xlink:type="simple" xlink:href="https://www.digitalocean.com/community/tutorials/ssh-essentials-working-with-ssh-servers-clients-and-keys" office:target-frame-name="_blank" xlink:show="new" text:style-name="Internet_20_link" text:visited-style-name="Visited_20_Internet_20_Link">SSH Essentials - DigitalOcean</text:a></text:p>
        <text:p text:style-name="Horizontal_20_Line"/>
        <text:h text:style-name="P4" text:outline-level="2">📘 Recursos Oficiales y Profundidad Adicional</text:h>
        <text:list text:style-name="L22">
          <text:list-item>
            <text:p text:style-name="P47"><text:span text:style-name="Strong_20_Emphasis">Guía Oficial de Linux LPIC Essentials </text:span>(LPI):</text:p>
            <text:list>
              <text:list-item>
                <text:p text:style-name="P48"><text:a xlink:type="simple" xlink:href="https://www.lpi.org/our-certifications/exam-101-objectives" office:target-frame-name="_blank" xlink:show="new" text:style-name="Internet_20_link" text:visited-style-name="Visited_20_Internet_20_Link">LPIC-1 Exam 101 Objectives - Topic 109: Networking Fundamentals</text:a></text:p>
              </text:list-item>
              <text:list-item>
                <text:p text:style-name="P48">Incluye temas como configuración de redes, resolución de problemas, uso de comandos básicos de red.</text:p>
              </text:list-item>
            </text:list>
          </text:list-item>
          <text:list-item>
            <text:p text:style-name="P47"><text:soft-page-break/><text:span text:style-name="Strong_20_Emphasis">Libro Recomendado </text:span>:</text:p>
            <text:list>
              <text:list-item>
                <text:p text:style-name="P48"><text:span text:style-name="Emphasis">“LPIC-1 Linux Professional Institute Certification Study Guide” </text:span>– por Christine Bresnahan y Richard Blum.</text:p>
              </text:list-item>
            </text:list>
          </text:list-item>
          <text:list-item>
            <text:p text:style-name="P47"><text:span text:style-name="Strong_20_Emphasis">Cursos Online Gratuitos </text:span>:</text:p>
            <text:list>
              <text:list-item>
                <text:p text:style-name="P48"><text:a xlink:type="simple" xlink:href="https://www.edx.org/learn/linux/linux-foundation-introduction-to-linux" office:target-frame-name="_blank" xlink:show="new" text:style-name="Internet_20_link" text:visited-style-name="Visited_20_Internet_20_Link">Linux Foundation - Introduction to Linux (edX)</text:a></text:p>
              </text:list-item>
              <text:list-item>
                <text:p text:style-name="P48"><text:a xlink:type="simple" xlink:href="http://linuxcommand.org/tlcl.php" office:target-frame-name="_blank" xlink:show="new" text:style-name="Internet_20_link" text:visited-style-name="Visited_20_Internet_20_Link">The Linux Command Line Book (TLCL)</text:a></text:p>
              </text:list-item>
            </text:list>
          </text:list-item>
          <text:list-item>
            <text:p text:style-name="P47"><text:span text:style-name="Strong_20_Emphasis">Vídeos Explicativos </text:span>:</text:p>
            <text:list>
              <text:list-item>
                <text:p text:style-name="P48"><text:a xlink:type="simple" xlink:href="https://www.youtube.com/watch?v=Hbddb6h4sZQ" office:target-frame-name="_blank" xlink:show="new" text:style-name="Internet_20_link" text:visited-style-name="Visited_20_Internet_20_Link">Networking Basics for Linux Users - YouTube</text:a></text:p>
              </text:list-item>
              <text:list-item>
                <text:p text:style-name="P47"><text:a xlink:type="simple" xlink:href="https://www.youtube.com/watch?v=XLDvZYRzWCI" office:target-frame-name="_blank" xlink:show="new" text:style-name="Internet_20_link" text:visited-style-name="Visited_20_Internet_20_Link">Linux Networking Explained - YouTube</text:a></text:p>
              </text:list-item>
            </text:list>
          </text:list-item>
        </text:list>
        <text:p text:style-name="Horizontal_20_Line"/>
        <text:h text:style-name="P4" text:outline-level="2">✅ Resumen de Objetivos LPIC-1 Relacionados</text:h>
        <table:table table:name="Tabla2" table:style-name="Tabla2">
          <table:table-column table:style-name="Tabla2.A"/>
          <table:table-column table:style-name="Tabla2.B"/>
          <table:table-header-rows>
            <table:table-row>
              <table:table-cell table:style-name="Tabla2.A1" office:value-type="string">
                <text:p text:style-name="P9">Tópico</text:p>
              </table:table-cell>
              <table:table-cell table:style-name="Tabla2.A1" office:value-type="string">
                <text:p text:style-name="P9">Descripción</text:p>
              </table:table-cell>
            </table:table-row>
          </table:table-header-rows>
          <table:table-row>
            <table:table-cell table:style-name="Tabla2.A1" office:value-type="string">
              <text:p text:style-name="P8"><text:span text:style-name="Strong_20_Emphasis">109.1</text:span></text:p>
            </table:table-cell>
            <table:table-cell table:style-name="Tabla2.A1" office:value-type="string">
              <text:p text:style-name="P8">Identificar e interpretar componentes de red: interfaces, direcciones IP, puertos.</text:p>
            </table:table-cell>
          </table:table-row>
          <table:table-row>
            <table:table-cell table:style-name="Tabla2.A1" office:value-type="string">
              <text:p text:style-name="P8"><text:span text:style-name="Strong_20_Emphasis">109.2</text:span></text:p>
            </table:table-cell>
            <table:table-cell table:style-name="Tabla2.A1" office:value-type="string">
              <text:p text:style-name="P8">Configurar conectividad básica usando DHCP o estática.</text:p>
            </table:table-cell>
          </table:table-row>
          <table:table-row>
            <table:table-cell table:style-name="Tabla2.A1" office:value-type="string">
              <text:p text:style-name="P8"><text:span text:style-name="Strong_20_Emphasis">109.3</text:span></text:p>
            </table:table-cell>
            <table:table-cell table:style-name="Tabla2.A1" office:value-type="string">
              <text:p text:style-name="P8">Diagnosticar y resolver problemas básicos de red.</text:p>
            </table:table-cell>
          </table:table-row>
          <table:table-row>
            <table:table-cell table:style-name="Tabla2.A1" office:value-type="string">
              <text:p text:style-name="P8"><text:span text:style-name="Strong_20_Emphasis">109.4</text:span></text:p>
            </table:table-cell>
            <table:table-cell table:style-name="Tabla2.A1" office:value-type="string">
              <text:p text:style-name="P8">Configurar clientes DNS.</text:p>
            </table:table-cell>
          </table:table-row>
          <table:table-row>
            <table:table-cell table:style-name="Tabla2.A1" office:value-type="string">
              <text:p text:style-name="P8"><text:span text:style-name="Strong_20_Emphasis">109.5</text:span></text:p>
            </table:table-cell>
            <table:table-cell table:style-name="Tabla2.A1" office:value-type="string">
              <text:p text:style-name="P8">Usar herramientas de red como<text:span text:style-name="Source_20_Text">ping</text:span>,<text:span text:style-name="Source_20_Text">traceroute</text:span>,<text:span text:style-name="Source_20_Text">netstat</text:span>,<text:span text:style-name="Source_20_Text">ss</text:span>,<text:span text:style-name="Source_20_Text">nslookup</text:span>.</text:p>
            </table:table-cell>
          </table:table-row>
        </table:table>
        <text:p text:style-name="P16">🔗 <text:a xlink:type="simple" xlink:href="https://www.lpi.org/files/file/LPIC-1_101_Objectives_at_a_Glance.pdf" office:target-frame-name="_blank" xlink:show="new" text:style-name="Internet_20_link" text:visited-style-name="Visited_20_Internet_20_Link">LPIC-1 Exam 101 Objectives PDF</text:a></text:p>
        <text:p text:style-name="P16"><text:line-break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41:37.165508274</dc:date>
    <meta:editing-duration>PT1H58M12S</meta:editing-duration>
    <meta:editing-cycles>16</meta:editing-cycles>
    <meta:generator>LibreOffice/24.2.2.2$Linux_X86_64 LibreOffice_project/d56cc158d8a96260b836f100ef4b4ef25d6f1a01</meta:generator>
    <meta:document-statistic meta:table-count="2" meta:image-count="0" meta:object-count="0" meta:page-count="4" meta:paragraph-count="108" meta:word-count="658" meta:character-count="4101" meta:non-whitespace-character-count="3578"/>
  </office:meta>
</office:document-meta>
</file>